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rgestellt<text:span text:style-name="T1">: beschrieben, artikuliert, ausgefüllt, beschilderd, signiert, etikettiert</text:span></text:p>
      <text:p text:style-name="P1"><text:span text:style-name="T1"/></text:p>
      <text:p text:style-name="P1">Zeigen: <text:span text:style-name="T1">angezeigt, stellt dar, erkennen lassen, abbilden, ankündigen, signalisiert, aufführen, deutet, aufzeigen, auseinander setzern darlegen, dartun, erklärt, erläutert, klarmachen, konkretisiere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25S</meta:editing-duration>
    <meta:editing-cycles>3</meta:editing-cycles>
    <meta:generator>OpenOffice/4.1.2$Win32 OpenOffice.org_project/412m3$Build-9782</meta:generator>
    <dc:date>2016-08-03T16:29:17.13</dc:date>
    <meta:document-statistic meta:table-count="0" meta:image-count="0" meta:object-count="0" meta:page-count="1" meta:paragraph-count="2" meta:word-count="27" meta:character-count="284"/>
    <meta:user-defined meta:name="Info 1"/>
    <meta:user-defined meta:name="Info 2"/>
    <meta:user-defined meta:name="Info 3"/>
    <meta:user-defined meta:name="Info 4"/>
  </office:meta>
</office:document-meta>
</file>